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1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2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3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4">
      <style:paragraph-properties fo:margin-top="0cm" fo:margin-bottom="0cm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5">
      <style:paragraph-properties fo:margin-top="0cm" fo:margin-bottom="0cm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6">
      <style:paragraph-properties fo:margin-top="0cm" fo:margin-bottom="0cm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7">
      <style:paragraph-properties fo:margin-top="0cm" fo:margin-bottom="0cm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8">
      <style:paragraph-properties fo:margin-top="0cm" fo:margin-bottom="0cm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9">
      <style:paragraph-properties fo:margin-top="0cm" fo:margin-bottom="0cm" style:contextual-spacing="false"/>
    </style:style>
    <style:style style:name="P38" style:family="paragraph" style:parent-style-name="Text_20_body" style:list-style-name="L19"/>
    <style:style style:name="P39" style:family="paragraph" style:parent-style-name="Text_20_body" style:list-style-name="L20">
      <style:paragraph-properties fo:margin-top="0cm" fo:margin-bottom="0cm" style:contextual-spacing="false"/>
    </style:style>
    <style:style style:name="P40" style:family="paragraph" style:parent-style-name="Text_20_body" style:list-style-name="L20"/>
    <style:style style:name="P41" style:family="paragraph" style:parent-style-name="Text_20_body" style:list-style-name="L21">
      <style:paragraph-properties fo:margin-top="0cm" fo:margin-bottom="0cm" style:contextual-spacing="false"/>
    </style:style>
    <style:style style:name="P42" style:family="paragraph" style:parent-style-name="Text_20_body" style:list-style-name="L21"/>
    <style:style style:name="P43" style:family="paragraph" style:parent-style-name="Text_20_body" style:list-style-name="L22">
      <style:paragraph-properties fo:margin-top="0cm" fo:margin-bottom="0cm" style:contextual-spacing="false"/>
    </style:style>
    <style:style style:name="P44" style:family="paragraph" style:parent-style-name="Text_20_body" style:list-style-name="L22"/>
    <style:style style:name="P45" style:family="paragraph" style:parent-style-name="Text_20_body" style:list-style-name="L23">
      <style:paragraph-properties fo:margin-top="0cm" fo:margin-bottom="0cm" style:contextual-spacing="false"/>
    </style:style>
    <style:style style:name="P46" style:family="paragraph" style:parent-style-name="Text_20_body" style:list-style-name="L23"/>
    <style:style style:name="P47" style:family="paragraph" style:parent-style-name="Text_20_body" style:list-style-name="L24">
      <style:paragraph-properties fo:margin-top="0cm" fo:margin-bottom="0cm" style:contextual-spacing="false"/>
    </style:style>
    <style:style style:name="P48" style:family="paragraph" style:parent-style-name="Text_20_body" style:list-style-name="L2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ahier des Charges - Application Web Centre Commercial</text:h>
      <text:h text:style-name="Heading_20_2" text:outline-level="2">1. Présentation du Projet</text:h>
      <text:h text:style-name="Heading_20_3" text:outline-level="3">1.1 Contexte</text:h>
      <text:p text:style-name="Text_20_body">Développement d'une application web pour un centre commercial permettant la gestion des boutiques et facilitant l'expérience d'achat des clients finaux.</text:p>
      <text:h text:style-name="Heading_20_3" text:outline-level="3">1.2 Objectifs</text:h>
      <text:list text:style-name="L1">
        <text:list-item>
          <text:p text:style-name="P1">Digitaliser la gestion du centre commercial </text:p>
        </text:list-item>
        <text:list-item>
          <text:p text:style-name="P1">Offrir une vitrine en ligne pour les boutiques </text:p>
        </text:list-item>
        <text:list-item>
          <text:p text:style-name="P2">Améliorer l'expérience client et faciliter les achats </text:p>
        </text:list-item>
      </text:list>
      <text:p text:style-name="Horizontal_20_Line"/>
      <text:h text:style-name="Heading_20_2" text:outline-level="2">2. Profils Utilisateurs</text:h>
      <text:h text:style-name="Heading_20_3" text:outline-level="3">2.1 Administrateur Centre Commercial</text:h>
      <text:p text:style-name="Text_20_body">Gestion globale du centre commercial et supervision des boutiques.</text:p>
      <text:h text:style-name="Heading_20_3" text:outline-level="3">2.2 Boutique (Commerçant)</text:h>
      <text:p text:style-name="Text_20_body">Gestion de sa propre boutique, produits et commandes.</text:p>
      <text:h text:style-name="Heading_20_3" text:outline-level="3">2.3 Acheteur (Client Final)</text:h>
      <text:p text:style-name="Text_20_body">Navigation, recherche et achat de produits dans les différentes boutiques.</text:p>
      <text:p text:style-name="Horizontal_20_Line"/>
      <text:h text:style-name="Heading_20_2" text:outline-level="2">3. Fonctionnalités par Profil</text:h>
      <text:h text:style-name="Heading_20_2" text:outline-level="2">3.1 ADMINISTRATEUR CENTRE COMMERCIAL</text:h>
      <text:h text:style-name="Heading_20_3" text:outline-level="3">Gestion des Boutiques</text:h>
      <text:list text:style-name="L2">
        <text:list-item>
          <text:p text:style-name="P3">Créer, modifier, suspendre ou supprimer une boutique </text:p>
        </text:list-item>
        <text:list-item>
          <text:p text:style-name="P3">Valider les demandes d'inscription des nouvelles boutiques </text:p>
        </text:list-item>
        <text:list-item>
          <text:p text:style-name="P3">Consulter la liste de toutes les boutiques avec filtres (catégorie, statut, emplacement) </text:p>
        </text:list-item>
        <text:list-item>
          <text:p text:style-name="P4">Voir les statistiques des boutiques (chiffre d'affaires, nombre de produits, commandes) </text:p>
        </text:list-item>
      </text:list>
      <text:h text:style-name="Heading_20_3" text:outline-level="3">Gestion du Centre</text:h>
      <text:list text:style-name="L3">
        <text:list-item>
          <text:p text:style-name="P5">Gérer les catégories de boutiques (mode, alimentation, électronique, etc.) </text:p>
        </text:list-item>
        <text:list-item>
          <text:p text:style-name="P5">Définir les emplacements physiques dans le centre (étage, zone) </text:p>
        </text:list-item>
        <text:list-item>
          <text:p text:style-name="P6"><text:soft-page-break/>Gérer les informations du centre (horaires, adresse, contact) </text:p>
        </text:list-item>
      </text:list>
      <text:h text:style-name="Heading_20_3" text:outline-level="3">Tableau de Bord</text:h>
      <text:list text:style-name="L4">
        <text:list-item>
          <text:p text:style-name="P7">Vue d'ensemble des statistiques globales (nombre de boutiques actives, clients inscrits, commandes du jour) </text:p>
        </text:list-item>
        <text:list-item>
          <text:p text:style-name="P7">Graphiques de performance du centre commercial </text:p>
        </text:list-item>
        <text:list-item>
          <text:p text:style-name="P8">Liste des dernières activités (nouvelles inscriptions, commandes récentes) </text:p>
        </text:list-item>
      </text:list>
      <text:h text:style-name="Heading_20_3" text:outline-level="3">Gestion des Utilisateurs</text:h>
      <text:list text:style-name="L5">
        <text:list-item>
          <text:p text:style-name="P9">Consulter la liste des clients inscrits </text:p>
        </text:list-item>
        <text:list-item>
          <text:p text:style-name="P10">Bloquer ou débloquer des comptes clients si nécessaire </text:p>
        </text:list-item>
      </text:list>
      <text:p text:style-name="Horizontal_20_Line"/>
      <text:h text:style-name="Heading_20_2" text:outline-level="2">3.2 BOUTIQUE (COMMERÇANT)</text:h>
      <text:h text:style-name="Heading_20_3" text:outline-level="3">Gestion du Compte Boutique</text:h>
      <text:list text:style-name="L6">
        <text:list-item>
          <text:p text:style-name="P11">Inscription avec validation par l'administrateur </text:p>
        </text:list-item>
        <text:list-item>
          <text:p text:style-name="P11">Connexion sécurisée </text:p>
        </text:list-item>
        <text:list-item>
          <text:p text:style-name="P12">Modifier les informations de la boutique (nom, description, logo, horaires, numéro de contact) </text:p>
        </text:list-item>
      </text:list>
      <text:h text:style-name="Heading_20_3" text:outline-level="3">Gestion des Produits</text:h>
      <text:list text:style-name="L7">
        <text:list-item>
          <text:p text:style-name="P13">Ajouter un nouveau produit (nom, description, prix, stock, images, catégorie) </text:p>
        </text:list-item>
        <text:list-item>
          <text:p text:style-name="P13">Modifier les informations d'un produit </text:p>
        </text:list-item>
        <text:list-item>
          <text:p text:style-name="P13">Supprimer un produit </text:p>
        </text:list-item>
        <text:list-item>
          <text:p text:style-name="P13">Gérer le stock (quantité disponible, alerte stock bas) </text:p>
        </text:list-item>
        <text:list-item>
          <text:p text:style-name="P14">Mettre des produits en promotion </text:p>
        </text:list-item>
      </text:list>
      <text:h text:style-name="Heading_20_3" text:outline-level="3">Gestion des Commandes</text:h>
      <text:list text:style-name="L8">
        <text:list-item>
          <text:p text:style-name="P15">Consulter les commandes reçues (nouvelles, en préparation, prêtes, livrées) </text:p>
        </text:list-item>
        <text:list-item>
          <text:p text:style-name="P15">Changer le statut d'une commande </text:p>
        </text:list-item>
        <text:list-item>
          <text:p text:style-name="P16">Voir les détails d'une commande (produits, quantités, client, montant) </text:p>
        </text:list-item>
      </text:list>
      <text:h text:style-name="Heading_20_3" text:outline-level="3">Tableau de Bord Boutique</text:h>
      <text:list text:style-name="L9">
        <text:list-item>
          <text:p text:style-name="P17">Statistiques de vente (chiffre d'affaires du jour/semaine/mois) </text:p>
        </text:list-item>
        <text:list-item>
          <text:p text:style-name="P17">Produits les plus vendus </text:p>
        </text:list-item>
        <text:list-item>
          <text:p text:style-name="P18">Nombre de commandes en attente </text:p>
        </text:list-item>
      </text:list>
      <text:p text:style-name="Horizontal_20_Line"/>
      <text:h text:style-name="Heading_20_2" text:outline-level="2"><text:soft-page-break/>3.3 ACHETEUR (CLIENT FINAL)</text:h>
      <text:h text:style-name="Heading_20_3" text:outline-level="3">Gestion du Compte Client</text:h>
      <text:list text:style-name="L10">
        <text:list-item>
          <text:p text:style-name="P19">Inscription avec email et mot de passe </text:p>
        </text:list-item>
        <text:list-item>
          <text:p text:style-name="P19">Connexion sécurisée </text:p>
        </text:list-item>
        <text:list-item>
          <text:p text:style-name="P20">Modifier son profil (nom, prénom, téléphone, adresse) </text:p>
        </text:list-item>
      </text:list>
      <text:h text:style-name="Heading_20_3" text:outline-level="3">Navigation et Recherche</text:h>
      <text:list text:style-name="L11">
        <text:list-item>
          <text:p text:style-name="P21">Parcourir la liste des boutiques du centre commercial </text:p>
        </text:list-item>
        <text:list-item>
          <text:p text:style-name="P21">Filtrer les boutiques par catégorie </text:p>
        </text:list-item>
        <text:list-item>
          <text:p text:style-name="P21">Rechercher une boutique par nom </text:p>
        </text:list-item>
        <text:list-item>
          <text:p text:style-name="P21">Consulter la page d'une boutique (informations, produits disponibles) </text:p>
        </text:list-item>
        <text:list-item>
          <text:p text:style-name="P21">Rechercher des produits par nom ou catégorie </text:p>
        </text:list-item>
        <text:list-item>
          <text:p text:style-name="P22">Voir les détails d'un produit (description, prix, disponibilité, images) </text:p>
        </text:list-item>
      </text:list>
      <text:h text:style-name="Heading_20_3" text:outline-level="3">Panier et Commande</text:h>
      <text:list text:style-name="L12">
        <text:list-item>
          <text:p text:style-name="P23">Ajouter des produits au panier </text:p>
        </text:list-item>
        <text:list-item>
          <text:p text:style-name="P23">Modifier les quantités dans le panier </text:p>
        </text:list-item>
        <text:list-item>
          <text:p text:style-name="P23">Supprimer des produits du panier </text:p>
        </text:list-item>
        <text:list-item>
          <text:p text:style-name="P23">Voir le récapitulatif du panier (produits, quantités, total) </text:p>
        </text:list-item>
        <text:list-item>
          <text:p text:style-name="P23">Passer commande (un panier peut contenir des produits de plusieurs boutiques) </text:p>
        </text:list-item>
        <text:list-item>
          <text:p text:style-name="P23">Consulter l'historique de ses commandes </text:p>
        </text:list-item>
        <text:list-item>
          <text:p text:style-name="P24">Voir le statut de ses commandes en cours </text:p>
        </text:list-item>
      </text:list>
      <text:h text:style-name="Heading_20_3" text:outline-level="3">Page d'Accueil Client</text:h>
      <text:list text:style-name="L13">
        <text:list-item>
          <text:p text:style-name="P25">Afficher les boutiques du centre </text:p>
        </text:list-item>
        <text:list-item>
          <text:p text:style-name="P25">Afficher les produits en promotion </text:p>
        </text:list-item>
        <text:list-item>
          <text:p text:style-name="P26">Barre de recherche globale </text:p>
        </text:list-item>
      </text:list>
      <text:p text:style-name="Horizontal_20_Line"/>
      <text:h text:style-name="Heading_20_2" text:outline-level="2">4. Fonctionnalités Transversales</text:h>
      <text:h text:style-name="Heading_20_3" text:outline-level="3">Authentification et Sécurité</text:h>
      <text:list text:style-name="L14">
        <text:list-item>
          <text:p text:style-name="P27">Système de connexion/déconnexion sécurisé </text:p>
        </text:list-item>
        <text:list-item>
          <text:p text:style-name="P27">Gestion des sessions utilisateur </text:p>
        </text:list-item>
        <text:list-item>
          <text:p text:style-name="P27">Hashage des mots de passe </text:p>
        </text:list-item>
        <text:list-item>
          <text:p text:style-name="P28">Récupération de mot de passe par email </text:p>
        </text:list-item>
      </text:list>
      <text:h text:style-name="Heading_20_3" text:outline-level="3">Notifications</text:h>
      <text:list text:style-name="L15">
        <text:list-item>
          <text:p text:style-name="P29">Notification pour la boutique lors d'une nouvelle commande </text:p>
        </text:list-item>
        <text:list-item>
          <text:p text:style-name="P30">Notification pour le client lors du changement de statut de commande </text:p>
        </text:list-item>
      </text:list>
      <text:p text:style-name="Horizontal_20_Line"/>
      <text:h text:style-name="Heading_20_2" text:outline-level="2"><text:soft-page-break/>5. Architecture Technique</text:h>
      <text:h text:style-name="Heading_20_3" text:outline-level="3">5.1 Base de Données (MongoDB)</text:h>
      <text:p text:style-name="Text_20_body"><text:span text:style-name="Strong_20_Emphasis">Collections principales :</text:span></text:p>
      <text:list text:style-name="L16">
        <text:list-item>
          <text:p text:style-name="P31">Users (admin, boutique, client) </text:p>
        </text:list-item>
        <text:list-item>
          <text:p text:style-name="P31">Shops (boutiques) </text:p>
        </text:list-item>
        <text:list-item>
          <text:p text:style-name="P31">Products (produits) </text:p>
        </text:list-item>
        <text:list-item>
          <text:p text:style-name="P31">Orders (commandes) </text:p>
        </text:list-item>
        <text:list-item>
          <text:p text:style-name="P32">Categories (catégories de boutiques/produits) </text:p>
        </text:list-item>
      </text:list>
      <text:h text:style-name="Heading_20_3" text:outline-level="3">5.2 Backend (Node.js + Express)</text:h>
      <text:list text:style-name="L17">
        <text:list-item>
          <text:p text:style-name="P33">API RESTful </text:p>
        </text:list-item>
        <text:list-item>
          <text:p text:style-name="P33">Authentification JWT </text:p>
        </text:list-item>
        <text:list-item>
          <text:p text:style-name="P33">Validation des données </text:p>
        </text:list-item>
        <text:list-item>
          <text:p text:style-name="P33">Gestion des erreurs </text:p>
        </text:list-item>
        <text:list-item>
          <text:p text:style-name="P34">Middleware d'autorisation par rôle </text:p>
        </text:list-item>
      </text:list>
      <text:h text:style-name="Heading_20_3" text:outline-level="3">5.3 Frontend (Angular)</text:h>
      <text:list text:style-name="L18">
        <text:list-item>
          <text:p text:style-name="P35">Interface responsive </text:p>
        </text:list-item>
        <text:list-item>
          <text:p text:style-name="P35">Routing selon les profils </text:p>
        </text:list-item>
        <text:list-item>
          <text:p text:style-name="P35">Formulaires réactifs </text:p>
        </text:list-item>
        <text:list-item>
          <text:p text:style-name="P35">Gestion d'état </text:p>
        </text:list-item>
        <text:list-item>
          <text:p text:style-name="P36">Appels HTTP vers l'API </text:p>
        </text:list-item>
      </text:list>
      <text:p text:style-name="Horizontal_20_Line"/>
      <text:h text:style-name="Heading_20_2" text:outline-level="2">6. Livrables Attendus</text:h>
      <text:list text:style-name="L19">
        <text:list-item>
          <text:p text:style-name="P37">Code source complet (Backend + Frontend) </text:p>
        </text:list-item>
        <text:list-item>
          <text:p text:style-name="P37">Base de données MongoDB avec données de test </text:p>
        </text:list-item>
        <text:list-item>
          <text:p text:style-name="P37">Documentation API </text:p>
        </text:list-item>
        <text:list-item>
          <text:p text:style-name="P37">Guide d'installation et de déploiement </text:p>
        </text:list-item>
        <text:list-item>
          <text:p text:style-name="P38">Comptes de test pour chaque profil </text:p>
        </text:list-item>
      </text:list>
      <text:p text:style-name="Horizontal_20_Line"/>
      <text:h text:style-name="Heading_20_2" text:outline-level="2">7. Proposition de Planning</text:h>
      <text:p text:style-name="Text_20_body"><text:span text:style-name="Strong_20_Emphasis">Phase 1 - Fondations (Semaine 1-2)</text:span></text:p>
      <text:list text:style-name="L20">
        <text:list-item>
          <text:p text:style-name="P39">Modélisation de la base de données </text:p>
        </text:list-item>
        <text:list-item>
          <text:p text:style-name="P39">Setup du projet (Backend + Frontend) </text:p>
        </text:list-item>
        <text:list-item>
          <text:p text:style-name="P40">Système d'authentification </text:p>
        </text:list-item>
      </text:list>
      <text:p text:style-name="Text_20_body"><text:span text:style-name="Strong_20_Emphasis">Phase 2 - Fonctionnalités Admin (Semaine 3)</text:span></text:p>
      <text:list text:style-name="L21">
        <text:list-item>
          <text:p text:style-name="P41">Dashboard admin </text:p>
        </text:list-item>
        <text:list-item>
          <text:p text:style-name="P41">Gestion des boutiques </text:p>
        </text:list-item>
        <text:list-item>
          <text:p text:style-name="P42"><text:soft-page-break/>Gestion des catégories </text:p>
        </text:list-item>
      </text:list>
      <text:p text:style-name="Text_20_body"><text:span text:style-name="Strong_20_Emphasis">Phase 3 - Fonctionnalités Boutique (Semaine 4-5)</text:span></text:p>
      <text:list text:style-name="L22">
        <text:list-item>
          <text:p text:style-name="P43">Gestion des produits </text:p>
        </text:list-item>
        <text:list-item>
          <text:p text:style-name="P43">Gestion des commandes </text:p>
        </text:list-item>
        <text:list-item>
          <text:p text:style-name="P44">Dashboard boutique </text:p>
        </text:list-item>
      </text:list>
      <text:p text:style-name="Text_20_body"><text:span text:style-name="Strong_20_Emphasis">Phase 4 - Fonctionnalités Client (Semaine 6-7)</text:span></text:p>
      <text:list text:style-name="L23">
        <text:list-item>
          <text:p text:style-name="P45">Navigation et recherche </text:p>
        </text:list-item>
        <text:list-item>
          <text:p text:style-name="P45">Panier et commande </text:p>
        </text:list-item>
        <text:list-item>
          <text:p text:style-name="P46">Profil client </text:p>
        </text:list-item>
      </text:list>
      <text:p text:style-name="Text_20_body"><text:span text:style-name="Strong_20_Emphasis">Phase 5 - Finalisation (Semaine 8)</text:span></text:p>
      <text:list text:style-name="L24">
        <text:list-item>
          <text:p text:style-name="P47">Tests et corrections </text:p>
        </text:list-item>
        <text:list-item>
          <text:p text:style-name="P47">Documentation </text:p>
        </text:list-item>
        <text:list-item>
          <text:p text:style-name="P48">Déploiement 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20:53:12.358162821</meta:creation-date>
    <dc:date>2026-01-28T21:33:40.049230971</dc:date>
    <meta:editing-duration>PT2M22S</meta:editing-duration>
    <meta:editing-cycles>2</meta:editing-cycles>
    <meta:generator>LibreOffice/25.8.4.2$Linux_X86_64 LibreOffice_project/580$Build-2</meta:generator>
    <meta:document-statistic meta:table-count="0" meta:image-count="0" meta:object-count="0" meta:page-count="5" meta:paragraph-count="132" meta:word-count="773" meta:character-count="5096" meta:non-whitespace-character-count="4455"/>
  </office:meta>
</office:document-meta>
</file>